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0T12:20:31.96</meta:creation-date>
    <meta:document-statistic meta:table-count="0" meta:image-count="0" meta:object-count="0" meta:page-count="1" meta:paragraph-count="0" meta:word-count="0" meta:character-count="0"/>
    <dc:date>2009-11-20T12:21:07.92</dc:date>
    <meta:editing-duration>PT00H00M36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90073002000da00a300b4004f007f0098006c00b7001a00aa00a900930022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RqDwYgJP3KNMUsCUwVbgIm1QA/g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6c0016007a002300dc0006004d00cf00aa0022009200e700dd001600c30084">
        <DigestMethod Algorithm="http://www.w3.org/2000/09/xmldsig#sha1"/>
        <DigestValue>vjnz3LVdAyeD/Jzf8F69kYN2udo=</DigestValue>
      </Reference>
    </SignedInfo>
    <SignatureValue>oBKDpyAfDE9gSgjGx3xeDKezNGHZP92S3C5ZrBSQ/sRPBVZDBTuoXEyX+hkXjMrg
w9K+MwOMeOn80r+Nk7tO9Zf2JJyMlejdylHYa6ukHpEV14yxxry0Toh+kaDYxEJJ
9zpGqXjOEQ/WiYh/zgPBB48Jub/5SR7kbyRpW0FoSC0=</SignatureValue>
    <KeyInfo>
      <X509Data>
        <X509IssuerSerial>
          <X509IssuerName>CN=Sub CA 1 Root 5, OU=Development, O=OpenOffice.org, ST=Hamburg, C=DE</X509IssuerName>
          <X509SerialNumber>4098</X509SerialNumber>
        </X509IssuerSerial>
        <X509Certificate>MIIC5jCCAk+gAwIBAgICEAIwDQYJKoZIhvcNAQEFBQAwaDELMAkGA1UEBhMCREUx
EDAOBgNVBAgTB0hhbWJ1cmcxFzAVBgNVBAoTDk9wZW5PZmZpY2Uub3JnMRQwEgYD
VQQLEwtEZXZlbG9wbWVudDEYMBYGA1UEAxMPU3ViIENBIDEgUm9vdCA1MB4XDTA5
MTEyMDExMzMyMloXDTM0MTExNDExMzMyMlowbzELMAkGA1UEBhMCREUxEDAOBgNV
BAgTB0hhbWJ1cmcxFzAVBgNVBAoTDk9wZW5PZmZpY2Uub3JnMRQwEgYDVQQLEwtE
ZXZlbG9wbWVudDEfMB0GA1UEAxMWVXNlciAxIFN1YiBDQSAxIFJvb3QgNTCBnzAN
BgkqhkiG9w0BAQEFAAOBjQAwgYkCgYEA0/2nT+oC4rQygD9kuzednvqGsiWzHfZd
BY4rDL1gHuZSOUyEnpNs0rQtNBrnQra/NL3KRDH7Bl4gCqEiyptPAVe9sTBXqQ/8
Bq4YbC2ecHohKv0M+AMAMmBdN8URVnQw5AM8iHHVedN2AuGFh2NLW83JH8qFeow6
/amDlLlt9pUCAwEAAaOBlzCBlDBFBgNVHR8EPjA8MDqgOKA2hjRodHRwOi8vbG9j
YWxob3N0Ojg5MDIvZGVtb0NBL2NybC9TdWJfQ0FfMV9Sb290XzUuY3JsMAsGA1Ud
DwQEAwIF4DAdBgNVHQ4EFgQU4FMu5GsLmcCtwQJARmw17klzXQswHwYDVR0jBBgw
FoAUAem1meRt+YxCPQkQD6d1xid4Sq8wDQYJKoZIhvcNAQEFBQADgYEAX2qBO1bo
bTMOHmpzsehptz+DgWxzfJ33Esm/mRbPVjjkWNsopZzjju0n0tpTQYAq1MOSXbW0
WtYX93SdgxMGfyCOUF9gWzqan8JYX/oHkN+gAs/E130ut3Lfj5POWrMXunOTIGS5
sq1uiWPFCOGgarKdHjMxg5jRBX3sSHIf3WA=</X509Certificate>
      </X509Data>
    </KeyInfo>
    <Object>
      <SignatureProperties>
        <SignatureProperty Id="ID_006c0016007a002300dc0006004d00cf00aa0022009200e700dd001600c30084" Target="#ID_00090073002000da00a300b4004f007f0098006c00b7001a00aa00a900930022">
          <dc:date xmlns:dc="http://purl.org/dc/elements/1.1/">2009-11-20T12:43:25,43</dc:date>
        </SignatureProperty>
      </SignatureProperties>
    </Object>
  </Signature>
</document-signatures>
</file>